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5.4895in"/>
    </style:style>
    <style:style style:name="TableColumn3" style:family="table-column">
      <style:table-column-properties style:column-width="0.9284in"/>
    </style:style>
    <style:style style:name="Table1" style:family="table" style:master-page-name="MP0">
      <style:table-properties style:width="6.418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 fo:margin-bottom="0in" fo:line-height="100%"/>
      <style:text-properties fo:language="sr" fo:country="BA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bottom="0in" fo:line-height="100%"/>
      <style:text-properties fo:language="sr" fo:country="BA"/>
    </style:style>
    <style:style style:name="T9" style:parent-style-name="DefaultParagraphFont" style:family="text">
      <style:text-properties fo:language="sr" fo:country="BA"/>
    </style:style>
    <style:style style:name="P10" style:parent-style-name="Normal" style:family="paragraph">
      <style:text-properties style:font-name="Courier New" style:font-name-complex="Courier New" fo:language="sr" fo:country="BA"/>
    </style:style>
    <style:style style:name="P11" style:parent-style-name="Normal" style:family="paragraph">
      <style:text-properties style:font-name="Courier New" style:font-name-complex="Courier New" fo:language="sr" fo:country="BA"/>
    </style:style>
    <style:style style:name="P12" style:parent-style-name="Normal" style:family="paragraph">
      <style:text-properties style:font-name="Courier New" style:font-name-complex="Courier New" fo:language="sr" fo:country="BA"/>
    </style:style>
    <style:style style:name="TableColumn14" style:family="table-column">
      <style:table-column-properties style:column-width="6.418in"/>
    </style:style>
    <style:style style:name="Table13" style:family="table">
      <style:table-properties style:width="6.418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fo:language="sr" fo:country="BA"/>
    </style:style>
    <style:style style:name="P18" style:parent-style-name="Normal" style:family="paragraph">
      <style:text-properties style:font-name-complex="Courier New" fo:language="sr" fo:country="BA"/>
    </style:style>
    <style:style style:name="P19" style:parent-style-name="Normal" style:family="paragraph">
      <style:paragraph-properties fo:margin-left="0.5in">
        <style:tab-stops/>
      </style:paragraph-properties>
      <style:text-properties style:font-name="Courier New" style:font-name-complex="Courier New" fo:language="sr" fo:country="BA"/>
    </style:style>
    <style:style style:name="T20" style:parent-style-name="DefaultParagraphFont" style:family="text">
      <style:text-properties style:font-name-complex="Courier New" fo:language="sr" fo:country="BA"/>
    </style:style>
    <style:style style:name="T21" style:parent-style-name="DefaultParagraphFont" style:family="text">
      <style:text-properties style:font-name-complex="Courier New" fo:font-style="italic" style:font-style-asian="italic" fo:language="sr" fo:country="BA"/>
    </style:style>
    <style:style style:name="T22" style:parent-style-name="DefaultParagraphFont" style:family="text">
      <style:text-properties style:font-name-complex="Courier New" fo:language="sr" fo:country="BA"/>
    </style:style>
    <style:style style:name="T23" style:parent-style-name="DefaultParagraphFont" style:family="text">
      <style:text-properties style:font-name-complex="Courier New" fo:font-style="italic" style:font-style-asian="italic" fo:language="sr" fo:country="BA"/>
    </style:style>
    <style:style style:name="T24" style:parent-style-name="DefaultParagraphFont" style:family="text">
      <style:text-properties style:font-name-complex="Courier New" fo:language="sr" fo:country="BA"/>
    </style:style>
    <style:style style:name="T25" style:parent-style-name="DefaultParagraphFont" style:family="text">
      <style:text-properties style:font-name="Courier New" style:font-name-complex="Courier New" fo:language="sr" fo:country="BA"/>
    </style:style>
    <style:style style:name="T26" style:parent-style-name="DefaultParagraphFont" style:family="text">
      <style:text-properties style:font-name="Courier New" style:font-name-complex="Courier New"/>
    </style:style>
    <style:style style:name="T27" style:parent-style-name="DefaultParagraphFont" style:family="text">
      <style:text-properties style:font-name-complex="Courier New"/>
    </style:style>
    <style:style style:name="T28" style:parent-style-name="DefaultParagraphFont" style:family="text">
      <style:text-properties style:font-name-complex="Courier New" fo:language="sr" fo:country="BA"/>
    </style:style>
    <style:style style:name="T29" style:parent-style-name="DefaultParagraphFont" style:family="text">
      <style:text-properties style:font-name="Courier New" style:font-name-complex="Courier New"/>
    </style:style>
    <style:style style:name="T30" style:parent-style-name="DefaultParagraphFont" style:family="text">
      <style:text-properties style:font-name-complex="Courier New" fo:language="sr" fo:country="BA"/>
    </style:style>
    <style:style style:name="T31" style:parent-style-name="DefaultParagraphFont" style:family="text">
      <style:text-properties style:font-name-complex="Courier New" fo:language="sr" fo:country="BA"/>
    </style:style>
    <style:style style:name="T32" style:parent-style-name="DefaultParagraphFont" style:family="text">
      <style:text-properties style:font-name-complex="Courier New" fo:language="sr" fo:country="BA"/>
    </style:style>
    <style:style style:name="T33" style:parent-style-name="DefaultParagraphFont" style:family="text">
      <style:text-properties style:font-name-complex="Courier New" fo:language="sr" fo:country="BA"/>
    </style:style>
    <style:style style:name="T34" style:parent-style-name="DefaultParagraphFont" style:family="text">
      <style:text-properties style:font-name="Courier New" style:font-name-complex="Courier New"/>
    </style:style>
    <style:style style:name="T35" style:parent-style-name="DefaultParagraphFont" style:family="text">
      <style:text-properties style:font-name-complex="Courier New"/>
    </style:style>
    <style:style style:name="T36" style:parent-style-name="DefaultParagraphFont" style:family="text">
      <style:text-properties style:font-name-complex="Courier New" fo:language="sr" fo:country="BA"/>
    </style:style>
    <style:style style:name="T37" style:parent-style-name="DefaultParagraphFont" style:family="text">
      <style:text-properties style:font-name-complex="Courier New"/>
    </style:style>
    <style:style style:name="T38" style:parent-style-name="DefaultParagraphFont" style:family="text">
      <style:text-properties style:font-name="Courier New" style:font-name-complex="Courier New"/>
    </style:style>
    <style:style style:name="T39" style:parent-style-name="DefaultParagraphFont" style:family="text">
      <style:text-properties style:font-name-complex="Courier New" fo:language="sr" fo:country="BA"/>
    </style:style>
    <style:style style:name="T40" style:parent-style-name="DefaultParagraphFont" style:family="text">
      <style:text-properties style:font-name-complex="Courier New" fo:language="sr" fo:country="BA"/>
    </style:style>
    <style:style style:name="T41" style:parent-style-name="DefaultParagraphFont" style:family="text">
      <style:text-properties style:font-name-complex="Courier New" fo:language="sr" fo:country="BA"/>
    </style:style>
    <style:style style:name="T42" style:parent-style-name="DefaultParagraphFont" style:family="text">
      <style:text-properties style:font-name="Courier New" style:font-name-complex="Courier New"/>
    </style:style>
    <style:style style:name="T43" style:parent-style-name="DefaultParagraphFont" style:family="text">
      <style:text-properties style:font-name="Courier New" style:font-name-complex="Courier New" fo:language="sr" fo:country="BA"/>
    </style:style>
    <style:style style:name="T44" style:parent-style-name="DefaultParagraphFont" style:family="text">
      <style:text-properties style:font-name="Courier New" style:font-name-complex="Courier New"/>
    </style:style>
    <style:style style:name="T45" style:parent-style-name="DefaultParagraphFont" style:family="text">
      <style:text-properties style:font-name="Courier New" style:font-name-complex="Courier New" fo:language="sr" fo:country="BA"/>
    </style:style>
    <style:style style:name="T46" style:parent-style-name="DefaultParagraphFont" style:family="text">
      <style:text-properties style:font-name="Courier New" style:font-name-complex="Courier New"/>
    </style:style>
    <style:style style:name="T47" style:parent-style-name="DefaultParagraphFont" style:family="text">
      <style:text-properties style:font-name="Courier New" style:font-name-complex="Courier New"/>
    </style:style>
    <style:style style:name="T48" style:parent-style-name="DefaultParagraphFont" style:family="text">
      <style:text-properties style:font-name-complex="Courier New" fo:language="sr" fo:country="BA"/>
    </style:style>
    <style:style style:name="T49" style:parent-style-name="DefaultParagraphFont" style:family="text">
      <style:text-properties style:font-name="Courier New" style:font-name-complex="Courier New"/>
    </style:style>
    <style:style style:name="T50" style:parent-style-name="DefaultParagraphFont" style:family="text">
      <style:text-properties style:font-name="Courier New" style:font-name-complex="Courier New"/>
    </style:style>
    <style:style style:name="T51" style:parent-style-name="DefaultParagraphFont" style:family="text">
      <style:text-properties style:font-name-complex="Courier New" fo:language="sr" fo:country="BA"/>
    </style:style>
    <style:style style:name="T52" style:parent-style-name="DefaultParagraphFont" style:family="text">
      <style:text-properties style:font-name="Courier New" style:font-name-complex="Courier New"/>
    </style:style>
    <style:style style:name="T53" style:parent-style-name="DefaultParagraphFont" style:family="text">
      <style:text-properties style:font-name-complex="Courier New" fo:language="sr" fo:country="BA"/>
    </style:style>
    <style:style style:name="T54" style:parent-style-name="DefaultParagraphFont" style:family="text">
      <style:text-properties style:font-name-complex="Courier New" fo:language="sr" fo:country="BA"/>
    </style:style>
    <style:style style:name="T55" style:parent-style-name="DefaultParagraphFont" style:family="text">
      <style:text-properties style:font-name="Courier New" style:font-name-complex="Courier New" fo:language="sr" fo:country="BA"/>
    </style:style>
    <style:style style:name="T56" style:parent-style-name="DefaultParagraphFont" style:family="text">
      <style:text-properties style:font-name="Courier New" style:font-name-complex="Courier New" fo:language="sr" fo:country="BA"/>
    </style:style>
    <style:style style:name="T57" style:parent-style-name="DefaultParagraphFont" style:family="text">
      <style:text-properties style:font-name-complex="Courier New" fo:language="sr" fo:country="BA"/>
    </style:style>
    <style:style style:name="T58" style:parent-style-name="DefaultParagraphFont" style:family="text">
      <style:text-properties style:font-name-complex="Courier New" fo:language="sr" fo:country="BA"/>
    </style:style>
    <style:style style:name="T59" style:parent-style-name="DefaultParagraphFont" style:family="text">
      <style:text-properties style:font-name-complex="Courier New" fo:language="sr" fo:country="BA"/>
    </style:style>
    <style:style style:name="T60" style:parent-style-name="DefaultParagraphFont" style:family="text">
      <style:text-properties style:font-name="Courier New" style:font-name-complex="Courier New" fo:language="sr" fo:country="BA"/>
    </style:style>
    <style:style style:name="T61" style:parent-style-name="DefaultParagraphFont" style:family="text">
      <style:text-properties style:font-name-complex="Courier New" fo:language="sr" fo:country="BA"/>
    </style:style>
    <style:style style:name="T62" style:parent-style-name="DefaultParagraphFont" style:family="text">
      <style:text-properties style:font-name-complex="Courier New" fo:language="sr" fo:country="BA"/>
    </style:style>
    <style:style style:name="T63" style:parent-style-name="DefaultParagraphFont" style:family="text">
      <style:text-properties style:font-name-complex="Courier New" fo:language="sr" fo:country="BA"/>
    </style:style>
    <style:style style:name="T64" style:parent-style-name="DefaultParagraphFont" style:family="text">
      <style:text-properties style:font-name="Courier New" style:font-name-complex="Courier New" fo:language="sr" fo:country="BA"/>
    </style:style>
    <style:style style:name="T65" style:parent-style-name="DefaultParagraphFont" style:family="text">
      <style:text-properties style:font-name-complex="Courier New" fo:language="sr" fo:country="BA"/>
    </style:style>
    <style:style style:name="T66" style:parent-style-name="DefaultParagraphFont" style:family="text">
      <style:text-properties style:font-name-complex="Courier New" fo:language="sr" fo:country="BA"/>
    </style:style>
    <style:style style:name="T67" style:parent-style-name="DefaultParagraphFont" style:family="text">
      <style:text-properties style:font-name-complex="Courier New" fo:language="sr" fo:country="BA"/>
    </style:style>
    <style:style style:name="T68" style:parent-style-name="DefaultParagraphFont" style:family="text">
      <style:text-properties style:font-name="Courier New" style:font-name-complex="Courier New" fo:language="sr" fo:country="BA"/>
    </style:style>
    <style:style style:name="T69" style:parent-style-name="DefaultParagraphFont" style:family="text">
      <style:text-properties style:font-name-complex="Courier New" fo:language="sr" fo:country="BA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ЗБИР</text:p>
          </table:table-cell>
          <table:table-cell table:style-name="TableCell7">
            <text:p text:style-name="P8">20 бодова</text:p>
          </table:table-cell>
        </table:table-row>
      </table:table>
      <text:p text:style-name="Normal"><text:span text:style-name="T9"><text:line-break/>Написати програм за израчунавање збира елемената сваке врсте и сваке колоне дводимензионалног низа<text:s/></text:span>A(N, M).</text:p>
      <text:p text:style-name="P10">Примјер:<text:line-break/>Улаз:<text:line-break/><text:s text:c="4"/>? 4,3<text:line-break/><text:s text:c="2"/>2 1 3 4 2 2 1 0 4 6 5 5</text:p>
      <text:p text:style-name="P11">Излаз:<text:line-break/><text:tab/>Збир ел. 1. врсте је 6<text:tab/><text:tab/>Збир ел. 1. колоне је 13<text:line-break/><text:tab/>Збир ел. 2. врсте је 8<text:tab/><text:tab/>Збир ел. 2. колоне је 8<text:line-break/><text:tab/>Збир ел. 3. врсте је 5<text:tab/><text:tab/>Збир ел. 3. колоне је 14<text:line-break/><text:tab/>Збир ел. 4. врсте је 16</text:p>
      <text:p text:style-name="P12"/>
      <table:table table:style-name="Table13">
        <table:table-columns>
          <table:table-column table:style-name="TableColumn14"/>
        </table:table-columns>
        <table:table-row table:style-name="TableRow15">
          <table:table-cell table:style-name="TableCell16">
            <text:p text:style-name="P17">ПОЈАШЊЕЊЕ ЗАДАТКА</text:p>
          </table:table-cell>
        </table:table-row>
      </table:table>
      <text:p text:style-name="P18">Дводимензионални низ је исто што и матрица. На примјер:</text:p>
      <text:p text:style-name="P19">2<text:tab/>1<text:tab/>3<text:line-break/>4<text:tab/>2<text:tab/>2<text:line-break/>1<text:tab/>0<text:tab/>4<text:line-break/>6<text:tab/>5<text:tab/>5</text:p>
      <text:p text:style-name="Normal"><text:span text:style-name="T20">Овај низ има 4 реда (врсте) и 3 колоне, што значи да је димензија матрице 4х3. Ако се матрица зове<text:s/></text:span><text:span text:style-name="T21">А</text:span><text:span text:style-name="T22">, онда је димензија матрице<text:s/></text:span><text:span text:style-name="T23">А</text:span><text:span text:style-name="T24">(4,3) или у синтакси Ц-а:<text:s/></text:span><text:span text:style-name="T25">А</text:span><text:span text:style-name="T26">[N][M]</text:span><text:span text:style-name="T27">,<text:s/></text:span><text:span text:style-name="T28">тј.<text:s/></text:span><text:span text:style-name="T29">A[4][3]</text:span><text:span text:style-name="T30">. Први број код означавања димензија је број редова</text:span><text:span text:style-name="T31"><text:s/>(врста)</text:span><text:span text:style-name="T32">, а други број је број колона.</text:span></text:p>
      <text:p text:style-name="Normal"><text:span text:style-name="T33">У Ц језику бројање индекса у матрици иде од 0 па до<text:s/></text:span><text:span text:style-name="T34">N-1</text:span><text:span text:style-name="T35"><text:s/></text:span><text:span text:style-name="T36">и</text:span><text:span text:style-name="T37"><text:s/></text:span><text:span text:style-name="T38">M-1</text:span><text:span text:style-name="T39">.<text:s/></text:span><text:span text:style-name="T40">У матрици горе, елементи имају сљедеће вриједности:</text:span></text:p>
      <text:p text:style-name="Normal"><text:span text:style-name="T41"><text:tab/></text:span><text:span text:style-name="T42">A[</text:span><text:span text:style-name="T43">0</text:span><text:span text:style-name="T44">][</text:span><text:span text:style-name="T45">0</text:span><text:span text:style-name="T46">] = 2</text:span><text:span text:style-name="T47"><text:line-break/></text:span><text:span text:style-name="T48"><text:tab/></text:span><text:span text:style-name="T49">A[2][1] = 0</text:span><text:span text:style-name="T50"><text:line-break/></text:span><text:span text:style-name="T51"><text:tab/></text:span><text:span text:style-name="T52">A[1][2] = 2</text:span></text:p>
      <text:p text:style-name="Normal"><text:span text:style-name="T53">Када уносимо вриједности матрице, прво унесемо све вриједности у првом реду (са размаком између редова):</text:span><text:span text:style-name="T54"><text:line-break/></text:span><text:span text:style-name="T55"><text:tab/>2 1 3</text:span><text:span text:style-name="T56"><text:line-break/></text:span><text:span text:style-name="T57">затим уносимо све вриједности у другом реду:</text:span><text:span text:style-name="T58"><text:line-break/></text:span><text:span text:style-name="T59"><text:tab/></text:span><text:span text:style-name="T60">2 1 3 4 2 2<text:s/></text:span></text:p>
      <text:p text:style-name="Normal"><text:span text:style-name="T61">затим уносимо све вриједности у трећем реду:</text:span><text:span text:style-name="T62"><text:line-break/></text:span><text:span text:style-name="T63"><text:tab/></text:span><text:span text:style-name="T64">2 1 3 4 2 2 1 0 4</text:span></text:p>
      <text:p text:style-name="Normal"><text:span text:style-name="T65">затим уносимо све вриједности у четвртом реду:</text:span><text:span text:style-name="T66"><text:line-break/></text:span><text:span text:style-name="T67"><text:tab/></text:span><text:span text:style-name="T68">2 1 3 4 2 2 1 0 4 6 5 5</text:span></text:p>
      <text:p text:style-name="Normal"><text:span text:style-name="T69">Задатак не прецизира тачно како унијети вриједности, ја сам изабрао најједноставнији начин, а то је да се сваки елемент унесе посебно, један по један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petrovic</meta:initial-creator>
    <dc:creator>npetrovic</dc:creator>
    <meta:creation-date>2017-11-21T10:05:00Z</meta:creation-date>
    <dc:date>2017-11-21T10:05:00Z</dc:date>
    <meta:template xlink:href="Normal.dotm" xlink:type="simple"/>
    <meta:editing-cycles>2</meta:editing-cycles>
    <meta:editing-duration>PT0S</meta:editing-duration>
    <meta:document-statistic meta:page-count="1" meta:paragraph-count="2" meta:word-count="199" meta:character-count="1332" meta:row-count="9" meta:non-whitespace-character-count="1135"/>
  </office:meta>
</office:document-meta>
</file>